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30000050003BF69245C47D911.png" manifest:media-type="image/png"/>
  <manifest:file-entry manifest:full-path="Pictures/10000201000007D00000060EB0A2779A5D33955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5cm" fo:min-width="6.3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49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0.815cm" fo:min-width="6.386cm"/>
    </style:style>
    <style:style style:name="gr7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2.368cm" fo:min-width="3.38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subtitle">
      <style:graphic-properties draw:fill-color="#ffffff" draw:textarea-vertical-align="top" draw:auto-grow-height="true" fo:min-height="10.25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808080" fo:font-size="18pt"/>
    </style:style>
    <style:style style:name="P3" style:family="paragraph">
      <loext:graphic-properties draw:fill="none" draw:fill-color="#ffffff"/>
      <style:text-properties fo:color="#5a60d7" fo:font-size="18pt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fo:color="#d99011" fo:font-size="18pt"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808080" fo:font-size="20pt" style:font-size-asian="20pt" style:font-size-complex="20pt"/>
    </style:style>
    <style:style style:name="T2" style:family="text">
      <style:text-properties fo:color="#808080" style:text-position="super 58%" fo:font-size="20pt" style:font-size-asian="20pt" style:font-size-complex="20pt"/>
    </style:style>
    <style:style style:name="T3" style:family="text">
      <style:text-properties fo:color="#5a60d7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5a60d7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d99011" fo:font-size="32pt" fo:font-weight="bold" style:font-size-asian="32pt" style:font-weight-asian="bold" style:font-size-complex="32pt" style:font-weight-complex="bold"/>
    </style:style>
    <style:style style:name="T6" style:family="text">
      <style:text-properties fo:color="#d99011"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387cm" svg:height="15.8cm" svg:x="0.079cm" svg:y="0cm">
          <draw:image xlink:href="Pictures/10000201000007D00000060EB0A2779A5D33955C.png" xlink:type="simple" xlink:show="embed" xlink:actuate="onLoad" loext:mime-type="image/png">
            <text:p/>
          </draw:image>
        </draw:frame>
        <draw:frame draw:style-name="gr2" draw:text-style-name="P2" draw:layer="layout" svg:width="6.886cm" svg:height="1.065cm" svg:x="20.466cm" svg:y="14.2cm">
          <draw:text-box>
            <text:p><text:span text:style-name="T1">May 20</text:span><text:span text:style-name="T2">th</text:span><text:span text:style-name="T1"> - 24</text:span><text:span text:style-name="T2">th</text:span><text:span text:style-name="T1"> 2019 </text:span></text:p>
          </draw:text-box>
        </draw:frame>
        <draw:frame draw:style-name="gr3" draw:text-style-name="P3" draw:layer="layout" svg:width="7.991cm" svg:height="1.517cm" svg:x="20cm" svg:y="12.892cm">
          <draw:text-box>
            <text:p><text:span text:style-name="T3">Basic Course</text:span><text:span text:style-name="T4">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5" draw:text-style-name="P5" draw:layer="layout" svg:width="20.387cm" svg:height="15.806cm" svg:x="0.079cm" svg:y="0cm">
          <draw:image xlink:href="Pictures/10000201000006730000050003BF69245C47D911.png" xlink:type="simple" xlink:show="embed" xlink:actuate="onLoad" loext:mime-type="image/png">
            <text:p/>
          </draw:image>
        </draw:frame>
        <draw:frame draw:style-name="gr6" draw:text-style-name="P2" draw:layer="layout" svg:width="6.886cm" svg:height="1.065cm" svg:x="20.466cm" svg:y="14.2cm">
          <draw:text-box>
            <text:p><text:span text:style-name="T1">May 20</text:span><text:span text:style-name="T2">th</text:span><text:span text:style-name="T1"> - 24</text:span><text:span text:style-name="T2">th</text:span><text:span text:style-name="T1"> 2019 </text:span></text:p>
          </draw:text-box>
        </draw:frame>
        <draw:frame draw:style-name="gr7" draw:text-style-name="P6" draw:layer="layout" svg:width="3.889cm" svg:height="2.618cm" svg:x="20.124cm" svg:y="12.891cm">
          <draw:text-box>
            <text:p><text:span text:style-name="T5">Why ?</text:span></text:p>
            <text:p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text-style-name="P8" draw:layer="layout" svg:width="25.199cm" svg:height="10.251cm" svg:x="1.4cm" svg:y="3.685cm" presentation:class="subtitle" presentation:user-transformed="true">
          <draw:text-box>
            <text:p text:style-name="P7"><text:span text:style-name="T7">1. Why</text:span></text:p>
            <text:p text:style-name="P7"><text:span text:style-name="T7"><text:tab/></text:span><text:span text:style-name="T7">- https://github.com/RLesur/Rcade</text:span></text:p>
            <text:p text:style-name="P7"><text:span text:style-name="T7"><text:tab/></text:span><text:span text:style-name="T7">- popularity</text:span></text:p>
            <text:p text:style-name="P7"><text:span text:style-name="T7">2. Time line</text:span></text:p>
            <text:p text:style-name="P7"><text:span text:style-name="T7"/></text:p>
            <text:p text:style-name="P7"><text:span text:style-name="T7">2. How</text:span></text:p>
            <text:p text:style-name="P7"><text:span text:style-name="T7"><text:tab/></text:span><text:span text:style-name="T7">- Rstudio</text:span></text:p>
            <text:p text:style-name="P7"><text:span text:style-name="T7">3. </text:span></text:p>
            <text:p text:style-name="P7"><text:span text:style-name="T7"/></text:p>
            <text:p text:style-name="P7"><text:span text:style-name="T7"/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draw:frame draw:style-name="gr5" draw:text-style-name="P5" draw:layer="layout" svg:width="20.387cm" svg:height="15.806cm" svg:x="0.079cm" svg:y="0cm">
          <draw:image xlink:href="Pictures/10000201000006730000050003BF69245C47D911.png" xlink:type="simple" xlink:show="embed" xlink:actuate="onLoad" loext:mime-type="image/png">
            <text:p/>
          </draw:image>
        </draw:frame>
        <draw:frame draw:style-name="gr6" draw:text-style-name="P2" draw:layer="layout" svg:width="6.886cm" svg:height="1.065cm" svg:x="20.466cm" svg:y="14.2cm">
          <draw:text-box>
            <text:p><text:span text:style-name="T1">May 20</text:span><text:span text:style-name="T2">th</text:span><text:span text:style-name="T1"> - 24</text:span><text:span text:style-name="T2">th</text:span><text:span text:style-name="T1"> 2019 </text:span></text:p>
          </draw:text-box>
        </draw:frame>
        <draw:frame draw:style-name="gr7" draw:text-style-name="P6" draw:layer="layout" svg:width="3.889cm" svg:height="2.618cm" svg:x="20.124cm" svg:y="12.891cm">
          <draw:text-box>
            <text:p><text:span text:style-name="T5">Why ?</text:span></text:p>
            <text:p><text:span text:style-name="T6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0:43:09.625651728</meta:creation-date>
    <meta:generator>LibreOffice/6.2.2.2$Linux_X86_64 LibreOffice_project/20$Build-2</meta:generator>
    <dc:date>2019-05-04T23:11:24.371402726</dc:date>
    <meta:editing-duration>PT2H26M22S</meta:editing-duration>
    <meta:editing-cycles>6</meta:editing-cycles>
    <dc:creator>Karl Brand</dc:creator>
    <meta:document-statistic meta:object-count="40"/>
  </office:meta>
</office:document-meta>
</file>